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 Vietnam" svg:font-family="'Be Vietnam'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Menlo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0972in" loext:contextual-spacing="false" fo:line-height="200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2d3748" style:font-name="Be Vietnam" fo:font-size="14pt" fo:letter-spacing="normal" fo:font-style="normal" fo:font-weight="normal"/>
    </style:style>
    <style:style style:name="T2" style:family="text">
      <style:text-properties fo:font-variant="normal" fo:text-transform="none" fo:color="#2d3748" style:font-name="Be Vietnam" fo:font-size="14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d3748" fo:letter-spacing="normal"/>
    </style:style>
    <style:style style:name="T4" style:family="text">
      <style:text-properties fo:font-variant="normal" fo:text-transform="none" fo:color="#2d3748" style:font-name="Menlo" fo:font-size="14pt" fo:letter-spacing="normal" fo:font-style="normal" fo:font-weight="normal" loext:padding="0in" loext:border="none"/>
    </style:style>
    <style:style style:name="T5" style:family="text">
      <style:text-properties fo:font-variant="normal" fo:text-transform="none" style:font-name="Menlo" fo:font-size="14pt" fo:letter-spacing="normal" fo:font-style="normal" fo:font-weight="normal" loext:padding="0in" loext:border="none"/>
    </style:style>
    <style:style style:name="T6" style:family="text">
      <style:text-properties fo:color="#2d3748" style:font-name="Be Vietnam" fo:font-size="14pt" fo:letter-spacing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 Promise là một </text:span><text:span text:style-name="Emphasis"><text:span text:style-name="T6">cơ chế</text:span></text:span><text:span text:style-name="T3"> </text:span><text:span text:style-name="T1">trong JavaScript giúp bạn thực thi các tác vụ bất đồng bộ mà không rơi vào </text:span><text:span text:style-name="Emphasis"><text:span text:style-name="T6">callback hell</text:span></text:span><text:span text:style-name="T3"> </text:span><text:span text:style-name="T1">hay </text:span><text:span text:style-name="Emphasis"><text:span text:style-name="T6">pyramid of doom</text:span></text:span><text:span text:style-name="T1">, là tình trạng các hàm callback lồng vào nhau ở quá nhiều tầng. Các tác vụ bất đồng bộ có thể là gửi AJAX request, gọi hàm bên trong </text:span><text:span text:style-name="Source_20_Text"><text:span text:style-name="T5">setTimeout</text:span></text:span><text:span text:style-name="T1">, </text:span><text:span text:style-name="Source_20_Text"><text:span text:style-name="T5">setInterval</text:span></text:span><text:span text:style-name="T3"> </text:span><text:span text:style-name="T1">hoặc </text:span><text:span text:style-name="Source_20_Text"><text:span text:style-name="T5">requestAnimationFrame</text:span></text:span><text:span text:style-name="T1">, hay thao tác với WebSocket hoặc Worker... Dưới đây là một callback hell điển hình.</text:span></text:p>
      <text:p text:style-name="P1"><text:span text:style-name="T1"/></text:p>
      <text:p text:style-name="P1"><text:span text:style-name="T1">- <text:s text:c="2"/>Async/await là một </text:span><text:span text:style-name="Emphasis"><text:span text:style-name="T2">cơ chế</text:span></text:span><text:span text:style-name="T1"> giúp bạn thực hiện các thao tác bất đồng bộ một cách </text:span><text:span text:style-name="Emphasis"><text:span text:style-name="T2">tuần tự</text:span></text:span><text:span text:style-name="T1"> hơn. Async/await vẫn sử dụng Promise ở bên dưới nhưng mã nguồn của bạn (theo một cách nào đó) sẽ trong sáng và dễ theo dõi.</text:span></text:p>
      <text:p text:style-name="P2"><text:span text:style-name="T1">Để sử dụng, bạn phải khai báo hàm với từ khóa </text:span><text:span text:style-name="Source_20_Text"><text:span text:style-name="T4">async</text:span></text:span><text:span text:style-name="T1">. Khi đó bên trong hàm bạn có thể dùng </text:span><text:span text:style-name="Source_20_Text"><text:span text:style-name="T4">await.</text:span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 Vietnam" svg:font-family="'Be Vietnam'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Menlo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7:04:03.096443430</meta:creation-date>
    <dc:date>2021-01-18T17:07:37.292131537</dc:date>
    <meta:editing-duration>PT3M35S</meta:editing-duration>
    <meta:editing-cycles>1</meta:editing-cycles>
    <meta:document-statistic meta:table-count="0" meta:image-count="0" meta:object-count="0" meta:page-count="1" meta:paragraph-count="3" meta:word-count="144" meta:character-count="710" meta:non-whitespace-character-count="567"/>
    <meta:generator>LibreOffice/6.0.7.3$Linux_X86_64 LibreOffice_project/00m0$Build-3</meta:generator>
  </office:meta>
</office:document-meta>
</file>